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8000001CC0C194791.png" manifest:media-type="image/png"/>
  <manifest:file-entry manifest:full-path="Pictures/1000020100000BB7000008C56870B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draw:layer="layout" svg:width="27.8cm" svg:height="20.81cm" svg:x="0.1cm" svg:y="0.1cm">
          <draw:image xlink:href="Pictures/1000020100000BB7000008C56870BF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4" draw:layer="layout" svg:width="24.764cm" svg:height="12.17cm" svg:x="0.6cm" svg:y="0.4cm">
          <draw:image xlink:href="Pictures/10000000000003A8000001CC0C1947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2T15:23:15.834161372</meta:creation-date>
    <dc:date>2016-04-23T14:02:22.497557719</dc:date>
    <dc:creator>Douglas Kelley</dc:creator>
    <meta:editing-duration>PT3H10M27S</meta:editing-duration>
    <meta:editing-cycles>4</meta:editing-cycles>
    <meta:generator>LibreOffice/4.4.6.3$Linux_X86_64 LibreOffice_project/40m0$Build-3</meta:generator>
    <meta:document-statistic meta:object-count="31"/>
  </office:meta>
</office:document-meta>
</file>